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29c8f" officeooo:paragraph-rsid="00129c8f" style:font-size-asian="22pt" style:font-size-complex="22pt"/>
    </style:style>
    <style:style style:name="P2" style:family="paragraph" style:parent-style-name="Standard">
      <style:paragraph-properties fo:text-align="center" style:justify-single-word="false"/>
      <style:text-properties fo:font-size="18pt" officeooo:rsid="00129c8f" officeooo:paragraph-rsid="00129c8f" style:font-size-asian="15.75pt" style:font-size-complex="18pt"/>
    </style:style>
    <style:style style:name="P3" style:family="paragraph" style:parent-style-name="Standard">
      <style:paragraph-properties fo:text-align="start" style:justify-single-word="false"/>
      <style:text-properties fo:font-size="18pt" officeooo:rsid="00129c8f" officeooo:paragraph-rsid="00129c8f" style:font-size-asian="15.75pt" style:font-size-complex="18pt"/>
    </style:style>
    <style:style style:name="P4" style:family="paragraph" style:parent-style-name="Standard">
      <style:paragraph-properties fo:text-align="center" style:justify-single-word="false"/>
      <style:text-properties fo:font-size="18pt" officeooo:rsid="00129c8f" officeooo:paragraph-rsid="00129c8f" style:font-size-asian="18pt" style:font-size-complex="18pt"/>
    </style:style>
    <style:style style:name="P5" style:family="paragraph" style:parent-style-name="Standard">
      <style:paragraph-properties fo:text-align="center" style:justify-single-word="false"/>
      <style:text-properties fo:font-size="18pt" officeooo:rsid="00191f55" officeooo:paragraph-rsid="00191f55" style:font-size-asian="18pt" style:font-size-complex="18pt"/>
    </style:style>
    <style:style style:name="P6" style:family="paragraph" style:parent-style-name="Standard">
      <style:paragraph-properties fo:text-align="center" style:justify-single-word="false"/>
      <style:text-properties fo:font-size="20pt" officeooo:rsid="00129c8f" officeooo:paragraph-rsid="00129c8f" style:font-size-asian="17.5pt" style:font-size-complex="20pt"/>
    </style:style>
    <style:style style:name="P7" style:family="paragraph" style:parent-style-name="Standard">
      <style:paragraph-properties fo:text-align="start" style:justify-single-word="false"/>
      <style:text-properties fo:font-size="14pt" style:text-underline-style="none" fo:font-weight="normal" officeooo:rsid="003b3a21" officeooo:paragraph-rsid="003dbd7c"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3dbd7c" officeooo:paragraph-rsid="003dbd7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3f4070" officeooo:paragraph-rsid="003f4070"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font-size="20pt" officeooo:rsid="003b3a21" officeooo:paragraph-rsid="003b3a21" style:font-size-asian="17.5pt" style:font-size-complex="20pt"/>
    </style:style>
    <style:style style:name="P11" style:family="paragraph" style:parent-style-name="Standard">
      <style:paragraph-properties fo:text-align="start" style:justify-single-word="false"/>
      <style:text-properties officeooo:rsid="00129c8f" officeooo:paragraph-rsid="001e9de3"/>
    </style:style>
    <style:style style:name="P12" style:family="paragraph" style:parent-style-name="Standard">
      <style:paragraph-properties fo:text-align="start" style:justify-single-word="false"/>
      <style:text-properties officeooo:rsid="003b3a21" officeooo:paragraph-rsid="003b3a21"/>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b3a21" officeooo:paragraph-rsid="003b3a21" style:font-size-asian="14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f4070" officeooo:paragraph-rsid="003f4070" style:font-size-asian="16pt" style:font-weight-asian="bold" style:font-size-complex="16pt" style:font-weight-complex="bold"/>
    </style:style>
    <style:style style:name="T1" style:family="text">
      <style:text-properties officeooo:rsid="00191f55"/>
    </style:style>
    <style:style style:name="T2" style:family="text">
      <style:text-properties officeooo:rsid="00129c8f"/>
    </style:style>
    <style:style style:name="T3" style:family="text">
      <style:text-properties fo:font-size="14pt" style:font-size-asian="12.25pt" style:font-size-complex="14pt"/>
    </style:style>
    <style:style style:name="T4" style:family="text">
      <style:text-properties fo:font-size="14pt" officeooo:rsid="0013e459" style:font-size-asian="12.25pt" style:font-size-complex="14pt"/>
    </style:style>
    <style:style style:name="T5" style:family="text">
      <style:text-properties officeooo:rsid="003b3a21"/>
    </style:style>
    <style:style style:name="T6" style:family="text">
      <style:text-properties officeooo:rsid="003d17c6"/>
    </style:style>
    <style:style style:name="T7" style:family="text">
      <style:text-properties officeooo:rsid="003dbd7c"/>
    </style:style>
    <style:style style:name="T8" style:family="text">
      <style:text-properties officeooo:rsid="003dc15f"/>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Υλοποίηση Συστημάτων Βάσεων Δεδομένων</text:p>
      <text:p text:style-name="P6">Εργασία <text:span text:style-name="T5">3</text:span></text:p>
      <text:p text:style-name="P10">Εξωτερική Ταξινόμηση</text:p>
      <text:p text:style-name="P6"/>
      <text:p text:style-name="P4"><text:bookmark text:name="cch_f28ae6f6f074ee"/>Νέμανια Νέντιτς <text:span text:style-name="T1">111520</text:span>1400124</text:p>
      <text:p text:style-name="P5">Κωσταντίνος Στεφανίδης 111520<text:span text:style-name="T2">14001</text:span>92</text:p>
      <text:p text:style-name="P4">Θανάσης Φιλιππίδης 1115201400215</text:p>
      <text:p text:style-name="P2"/>
      <text:p text:style-name="P3"/>
      <text:p text:style-name="P11"><text:span text:style-name="T3">Έχουν υλοποιηθεί </text:span><text:span text:style-name="T4">όλα τα ερωτήματα.</text:span></text:p>
      <text:p text:style-name="P12"><text:span text:style-name="T4">Ο </text:span><text:span text:style-name="T3">αλγόριθμος χωρίζεται σε δυο φάσεις.</text:span></text:p>
      <text:p text:style-name="P12"><text:span text:style-name="T3"/></text:p>
      <text:p text:style-name="P13">Φάση πρώτη</text:p>
      <text:p text:style-name="P13"/>
      <text:p text:style-name="P7">Σε αυτό το στάδιο το αρχείο ταξινομείται εσωτερικά σε σειρές (runs) το μέγεθος των οποίων είναι ίσο με το μέγεθος των buffer. Δηλαδή στο τέλος της φάσης αυτής θα έχουμε fileSize/bufferSize runs ταξινομημένα εσωτερικά αλλά όχι ακομά και μεταξύ τους. Ο αλγόριθμος εσωτερικής ταξινόμησης που χρησιμοποείται στη φάση αυτή είναι ο QuickSort προσαρμοσμένος στο επίπεδο BF <text:span text:style-name="T6">με χρήση ως pivot του τελευταίου στοιχείου σε κάθε partition</text:span>. <text:span text:style-name="T7">Καθε φορα που καλειται ο QuickSort δεχεται bufferSize BF_Block, ενα run δηλαδη, του οποιου τις εγγραφες ταξινομει εσωτερικα. Εξαιρεση αποτελει το τελευταιο run του οποιου το μεγεθος μπορει να ειναι μικροτερο (fileSize%bufferSize). </text:span></text:p>
      <text:p text:style-name="P8"/>
      <text:p text:style-name="P8">Read/Write</text:p>
      <text:p text:style-name="P8">Η συναρτηση της εξωτερικης ταξινομησης θα λαβει το inputFile το οποιο θα αντιγραψει σε αλλο αρχειο ετσι ωστε το αρχικο να μεινει απαραλλαχτο. Η διαδικασια αυτη δεν θα γινονταν υπο κανονικες συνθηκες και γινεται μονο στα πλαισια της ερ<text:span text:style-name="T8">γ</text:span>ασιας για ευκολοτερη εξεταση και συντηρηση. Επειδη η αντιγραφη αυτη απαιτει read/write στον δισκο, σιγουρα το πληθος των read/write ειναι μεγαλυτερο απο οτι θα ηταν κανονικα (μεγαλυτερο για fileSize blocks).</text:p>
      <text:p text:style-name="P8"/>
      <text:p text:style-name="P14">Φαση δευτερη</text:p>
      <text:p text:style-name="P9">Τωρα μας μενει να ενωσουμε τα ταξινομημενα runs της φασης ενα. Φορτωνουμε λοιπον το πρωτο μπλοκ καθε run σε εναν buffer ετσι ωστε να εχουμε bufferSize-1 runs στους Buffer μας. Ταξινομουμε εσωτερικα ολα αυτα τα run και τα αποθηκευουμε με την βοηθεια του τελευταιου buffer σε νεο αρχειο. Επαναλαμβανουμε αυτη την διαδικασια μεχρι να ενωσουμε ολα τα run του αρχειου σε ομαδες bufferSize-1, ετσι παραγουμε νεα ταξινομημενα run νεου μεγεθους: runSize*(bufferSize-1). Επαναλαμβανουμε λοιπον ΚΑΙ αυτην την διαδικασια μεχρι να ταξινομηθει ολο το αρχειο.</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4:53:37.518036306</meta:creation-date>
    <dc:date>2018-01-14T21:34:30.051168532</dc:date>
    <meta:editing-duration>PT1H36M47S</meta:editing-duration>
    <meta:editing-cycles>27</meta:editing-cycles>
    <meta:generator>LibreOffice/5.1.6.2$Linux_X86_64 LibreOffice_project/10m0$Build-2</meta:generator>
    <meta:document-statistic meta:table-count="0" meta:image-count="0" meta:object-count="0" meta:page-count="2" meta:paragraph-count="14" meta:word-count="282" meta:character-count="1912" meta:non-whitespace-character-count="1643"/>
  </office:meta>
</office:document-meta>
</file>